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opacity-name="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/>
    </style:style>
    <style:style style:name="P17" style:family="paragraph">
      <loext:graphic-properties draw:fill="none" draw:fill-color="#ffffff"/>
      <style:paragraph-properties style:writing-mode="lr-tb"/>
      <style:text-properties fo:color="#ff0000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fo:font-size="14pt" fo:font-style="italic" style:text-underline-style="solid" style:text-underline-width="auto" style:text-underline-color="font-color" fo:font-weight="bold"/>
    </style:style>
    <style:style style:name="P21" style:family="paragraph">
      <style:text-properties fo:font-size="14pt"/>
    </style:style>
    <style:style style:name="P22" style:family="paragraph">
      <loext:graphic-properties draw:fill="none" draw:fill-color="#ffffff"/>
      <style:paragraph-properties style:writing-mode="lr-tb"/>
      <style:text-properties fo:font-size="14pt"/>
    </style:style>
    <style:style style:name="P23" style:family="paragraph">
      <loext:graphic-properties draw:fill="none" draw:opacity="100%"/>
      <style:paragraph-properties fo:text-align="center"/>
    </style:style>
    <style:style style:name="P24" style:family="paragraph">
      <style:text-properties fo:color="#0000ff"/>
    </style:style>
    <style:style style:name="P25" style:family="paragraph">
      <loext:graphic-properties draw:fill="none" draw:fill-color="#ffffff"/>
      <style:paragraph-properties style:writing-mode="lr-tb"/>
      <style:text-properties fo:color="#0000ff" fo:font-size="14pt" fo:font-style="italic" style:text-underline-style="solid" style:text-underline-width="auto" style:text-underline-color="font-color" fo:font-weight="bold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/>
    </style:style>
    <style:style style:name="T7" style:family="text">
      <style:text-properties fo:color="#ff0000" fo:font-style="italic" style:text-underline-style="solid" style:text-underline-width="auto" style:text-underline-color="font-color" fo:font-weight="bold"/>
    </style:style>
    <style:style style:name="T8" style:family="text">
      <style:text-properties fo:color="#ff0000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</text:span><text:span text:style-name="T2">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cke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Distribute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28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1.73cm" svg:height="0.962cm" svg:x="5.128cm" svg:y="8.128cm">
          <draw:text-box>
            <text:p text:style-name="P21">Pod</text:p>
          </draw:text-box>
        </draw:frame>
        <draw:custom-shape draw:style-name="gr28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1.73cm" svg:height="0.962cm" svg:x="7.414cm" svg:y="11.43cm">
          <draw:text-box>
            <text:p text:style-name="P21">Pod</text:p>
          </draw:text-box>
        </draw:frame>
        <draw:custom-shape draw:style-name="gr28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1.73cm" svg:height="0.962cm" svg:x="9.7cm" svg:y="8.182cm">
          <draw:text-box>
            <text:p text:style-name="P21">Pod</text:p>
          </draw:text-box>
        </draw:frame>
        <draw:custom-shape draw:style-name="gr28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1.73cm" svg:height="0.962cm" svg:x="15.542cm" svg:y="8.128cm">
          <draw:text-box>
            <text:p text:style-name="P21">Pod</text:p>
          </draw:text-box>
        </draw:frame>
        <draw:custom-shape draw:style-name="gr28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1.73cm" svg:height="0.962cm" svg:x="17.828cm" svg:y="11.43cm">
          <draw:text-box>
            <text:p text:style-name="P21">Pod</text:p>
          </draw:text-box>
        </draw:frame>
        <draw:custom-shape draw:style-name="gr28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1.73cm" svg:height="0.962cm" svg:x="20.114cm" svg:y="8.182cm">
          <draw:text-box>
            <text:p text:style-name="P21">Pod</text:p>
          </draw:text-box>
        </draw:frame>
        <draw:custom-shape draw:style-name="gr29" draw:text-style-name="P23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8.592cm" svg:height="1.916cm" svg:x="0.508cm" svg:y="9.006cm">
          <draw:text-box>
            <text:p text:style-name="P24"><text:span text:style-name="T10">Kubernetes decide where to deploy these pods automatically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2-18T09:37:33.558826417</dc:date>
    <meta:editing-duration>PT10M50S</meta:editing-duration>
    <meta:editing-cycles>5</meta:editing-cycles>
    <meta:generator>LibreOffice/6.4.7.2$Linux_X86_64 LibreOffice_project/40$Build-2</meta:generator>
    <meta:document-statistic meta:object-count="169"/>
  </office:meta>
</office:document-meta>
</file>